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/text:p>
      <text:p text:style-name="Standard"><text:s text:c="17"/>Report 12 The continuance of analysis of Risk and Leo systems.</text:p>
      <text:p text:style-name="Standard"/>
      <text:p text:style-name="Standard"><text:s text:c="5"/>Now we will embed a remote factor into an imitation model. We consider matrix</text:p>
      <text:p text:style-name="Standard">of levels remoteness, each its element (i,j) describes a remoteness node id from node js as one of four levels: local(L), middle(M), great(G) and</text:p>
      <text:p text:style-name="Standard">transcontinental(Int). Each value of level remoteness defines amendments to time, probability of failure, and use of resource of transmission actions. </text:p>
      <text:p text:style-name="Standard"/>
      <text:p text:style-name="Standard"><text:s text:c="10"/>For experiment we will take <text:s/>m(i,j) = Math.floor(((Math.abs(i - j)/count_of_nodes) * 4) + 1), <text:s/><text:span text:style-name="T1">and for (j = 1; j &lt;= 4; j++) , and</text:span></text:p>
      <text:p text:style-name="Standard"><text:span text:style-name="T1"><text:s text:c="8"/>rem[i][j] = (1 + j/10) * (0.1 + i) <text:s/>are amendments to time (i = 0), probability of failure (i = 1), and use of resource of transmission actions( i = 2 ) for levels: L(j = 1), M(j = 2), G(j = 3), Int(j = 4),</text:span></text:p>
      <text:p text:style-name="P1"><text:span text:style-name="T3">capacity_of_statistical_sampling = 10,</text:span></text:p>
      <text:p text:style-name="Standard"><text:span text:style-name="T1">and get:</text:span></text:p>
      <text:p text:style-name="Standard"/>
      <text:p text:style-name="P1"/>
      <text:p text:style-name="P2">Name of Parameter________________________Riak<text:line-break/>level of availability (%) - _______________86.91,<text:line-break/>level of consistence (%) - ________________89.74,<text:line-break/>count_of_read_lags(outdated information) - ___83.50,<text:line-break/><text:span text:style-name="T1">max_lag_of_performance_of_read_request - __40.46</text:span>,<text:line-break/>total_count_of_data(conditional unit) - ____15641.00,<text:line-break/>total_used_resource (conditional unit) -____ 676890.00,<text:line-break/>coefficient of using resource - ______________0.023,<text:line-break/>total_count_of_failures - ________________647.40,<text:line-break/>count_of_read_failures (decreasing of the availability) - 184.00,<text:line-break/>count_of_write_failures (decreasing of the availability) - 77.90,<text:line-break/>count_of_read//write_actions - __________2000.00</text:p>
      <text:p text:style-name="Standard"><text:line-break/> <text:span text:style-name="T1">1)</text:span> "L = 2177" "M = 1470" "G =1019" "Int =365" ,<text:line-break/> <text:span text:style-name="T1">2)</text:span> "L = 2082" "M = 1488" "G =978" "Int =381" ,</text:p>
      <text:p text:style-name="Standard">..................................................................................</text:p>
      <text:p text:style-name="Standard"><text:line-break/> <text:span text:style-name="T1">10)</text:span>"L = 2249" "M = 1517" "G =991" "Int =357" ,</text:p>
      <text:p text:style-name="Standard"/>
      <text:p text:style-name="Standard"><text:line-break/><text:span text:style-name="T1">The same, but without the <text:s/>amendments:</text:span></text:p>
      <text:p text:style-name="Standard"/>
      <text:p text:style-name="P2">Name of Parameter________________________Riak<text:line-break/>level of availability (%) - _______________90.47,<text:line-break/>level of consistence (%) - ________________91.93,<text:line-break/>count_of_read_lags(outdated information) - ___68.70,<text:line-break/>max_lag_of_performance_of_read_request - __33.15,<text:line-break/>total_count_of_data(conditional unit) - ____18651.00,<text:line-break/>total_used_resource (conditional unit) -____ 486940.00,<text:line-break/>coefficient of using resource - ______________0.038,<text:line-break/>total_count_of_failures - ________________504.60,<text:line-break/><text:soft-page-break/>count_of_read_failures (decreasing of the availability) - 132.80,<text:line-break/>count_of_write_failures (decreasing of the availability) - 57.80,<text:line-break/>count_of_read//write_actions - __________2000.00</text:p>
      <text:p text:style-name="P2"/>
      <text:p text:style-name="P2">If compare:</text:p>
      <text:p text:style-name="P2"><text:s/><text:span text:style-name="T1">max_lag_of_performance_of_read_request - __40.46 <text:s/>and 33.15,</text:span></text:p>
      <text:p text:style-name="P2"><text:span text:style-name="T1"/></text:p>
      <text:p text:style-name="P2"><text:span text:style-name="T1"><text:s/>total_used_resource (conditional unit) -____ 676890.00 and 486940.00,</text:span></text:p>
      <text:p text:style-name="P2"><text:span text:style-name="T1"/></text:p>
      <text:p text:style-name="P2"><text:span text:style-name="T1"><text:s/>total_count_of_failures - ________________647.40 and <text:s/>504.60,</text:span></text:p>
      <text:p text:style-name="P2"><text:span text:style-name="T1">we can see an increase values of these parameters as a consequence of remoteness. </text:span></text:p>
      <text:p text:style-name="P2"><text:span text:style-name="T1">Further we will continue to investigate influence of remoteness.</text:span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4T19:11:20.59</meta:creation-date>
    <dc:date>2014-12-25T09:20:48.05</dc:date>
    <meta:editing-duration>PT12H08M43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2" meta:paragraph-count="22" meta:word-count="344" meta:character-count="2773"/>
  </office:meta>
</office:document-meta>
</file>